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ClasspathInitializer.getComparisonID( IPath containerPath , IJava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lasspathInitializer.initialize( IPath containerPath , IJavaProject pro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vyClasspathInitializer.canUpdateClasspathContainer( IPath containerPath , IJava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lasspathInitializer.requestClasspathContainerUpdate( IPath containerPath , final IJavaProject project , IClasspathContainer containerSugges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vyClasspathInitializ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ClasspathInitializer.getDescription( IPath containerPath , IJava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